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5.711cm" fo:margin-left="1.274cm" table:align="left"/>
    </style:style>
    <style:style style:name="Table1.A" style:family="table-column">
      <style:table-column-properties style:column-width="15.711cm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5.711cm" fo:margin-left="1.274cm" table:align="left"/>
    </style:style>
    <style:style style:name="Table2.A" style:family="table-column">
      <style:table-column-properties style:column-width="15.711cm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5.711cm" fo:margin-left="1.274cm" table:align="left"/>
    </style:style>
    <style:style style:name="Table3.A" style:family="table-column">
      <style:table-column-properties style:column-width="15.711cm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5.711cm" fo:margin-left="1.274cm" table:align="left"/>
    </style:style>
    <style:style style:name="Table4.A" style:family="table-column">
      <style:table-column-properties style:column-width="15.711cm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5.711cm" fo:margin-left="1.274cm" table:align="left"/>
    </style:style>
    <style:style style:name="Table5.A" style:family="table-column">
      <style:table-column-properties style:column-width="15.711cm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5.711cm" fo:margin-left="1.274cm" table:align="left"/>
    </style:style>
    <style:style style:name="Table6.A" style:family="table-column">
      <style:table-column-properties style:column-width="15.711cm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5.711cm" fo:margin-left="1.274cm" table:align="left"/>
    </style:style>
    <style:style style:name="Table7.A" style:family="table-column">
      <style:table-column-properties style:column-width="15.711cm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5.711cm" fo:margin-left="1.274cm" table:align="left"/>
    </style:style>
    <style:style style:name="Table8.A" style:family="table-column">
      <style:table-column-properties style:column-width="15.711cm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5.711cm" fo:margin-left="1.274cm" table:align="left"/>
    </style:style>
    <style:style style:name="Table9.A" style:family="table-column">
      <style:table-column-properties style:column-width="15.711cm"/>
    </style:style>
    <style:style style:name="Table9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37e585" officeooo:paragraph-rsid="0037e585"/>
    </style:style>
    <style:style style:name="P2" style:family="paragraph" style:parent-style-name="Standard">
      <style:text-properties officeooo:rsid="0037e585" officeooo:paragraph-rsid="003ea4b2"/>
    </style:style>
    <style:style style:name="P3" style:family="paragraph" style:parent-style-name="Standard">
      <style:text-properties officeooo:rsid="0037e585" officeooo:paragraph-rsid="003d4ea7"/>
    </style:style>
    <style:style style:name="P4" style:family="paragraph" style:parent-style-name="Standard">
      <style:text-properties officeooo:paragraph-rsid="0037e585"/>
    </style:style>
    <style:style style:name="P5" style:family="paragraph" style:parent-style-name="Standard">
      <style:text-properties officeooo:rsid="003a1f01" officeooo:paragraph-rsid="003a1f01"/>
    </style:style>
    <style:style style:name="P6" style:family="paragraph" style:parent-style-name="Standard">
      <style:text-properties officeooo:rsid="003a1f01" officeooo:paragraph-rsid="003ea4b2"/>
    </style:style>
    <style:style style:name="P7" style:family="paragraph" style:parent-style-name="Standard">
      <style:text-properties officeooo:rsid="004030e4" officeooo:paragraph-rsid="004030e4"/>
    </style:style>
    <style:style style:name="P8" style:family="paragraph" style:parent-style-name="Standard">
      <style:paragraph-properties fo:text-align="end" style:justify-single-word="false"/>
      <style:text-properties officeooo:rsid="004030e4" officeooo:paragraph-rsid="004030e4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3bcc37" officeooo:paragraph-rsid="003bcc37" style:font-weight-asian="bold" style:font-weight-complex="bold"/>
    </style:style>
    <style:style style:name="P10" style:family="paragraph" style:parent-style-name="Standard" style:list-style-name="L1">
      <style:text-properties officeooo:rsid="0037e585" officeooo:paragraph-rsid="0037e585"/>
    </style:style>
    <style:style style:name="P11" style:family="paragraph" style:parent-style-name="Standard" style:list-style-name="L1">
      <style:text-properties officeooo:rsid="0037e585" officeooo:paragraph-rsid="003a1f01"/>
    </style:style>
    <style:style style:name="P12" style:family="paragraph" style:parent-style-name="Standard" style:list-style-name="L1">
      <style:text-properties officeooo:rsid="0037e585" officeooo:paragraph-rsid="003ea4b2"/>
    </style:style>
    <style:style style:name="P13" style:family="paragraph" style:parent-style-name="Standard" style:list-style-name="L1">
      <style:text-properties officeooo:rsid="00387e58" officeooo:paragraph-rsid="00387e58"/>
    </style:style>
    <style:style style:name="P14" style:family="paragraph" style:parent-style-name="Standard" style:list-style-name="L1">
      <style:text-properties officeooo:rsid="00143cfb" officeooo:paragraph-rsid="0037e585"/>
    </style:style>
    <style:style style:name="P15" style:family="paragraph" style:parent-style-name="Standard" style:list-style-name="L1">
      <style:text-properties officeooo:rsid="003d163a" officeooo:paragraph-rsid="003d4ea7"/>
    </style:style>
    <style:style style:name="T1" style:family="text">
      <style:text-properties officeooo:rsid="003a1f01"/>
    </style:style>
    <style:style style:name="T2" style:family="text">
      <style:text-properties officeooo:rsid="003ea4b2"/>
    </style:style>
    <style:style style:name="T3" style:family="text">
      <style:text-properties officeooo:rsid="003f194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ruções de como utilizar o stack da placa SPIxCONV (conversores DA e AD de 18 bits)</text:p>
      <text:p text:style-name="P4"/>
      <text:list xml:id="list3238841985636632932" text:style-name="L1">
        <text:list-item>
          <text:p text:style-name="P10">Abrir um terminal</text:p>
        </text:list-item>
      </text:list>
      <text:p text:style-name="P1"/>
      <text:list xml:id="list145500657708367" text:continue-numbering="true" text:style-name="L1">
        <text:list-item>
          <text:p text:style-name="P10">Fazer acesso SSH na BeagleBone Black:</text:p>
          <text:p text:style-name="P10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">ssh root@*IP*</text:p>
          </table:table-cell>
        </table:table-row>
      </table:table>
      <text:list xml:id="list145501782798320" text:continue-numbering="true" text:style-name="L1">
        <text:list-header>
          <text:p text:style-name="P10">Onde *IP* deve ser substituído pelo endereço IP da BeagleBone Black.</text:p>
          <text:p text:style-name="P13">A senha padrão é “root”.</text:p>
          <text:p text:style-name="P14"/>
        </text:list-header>
        <text:list-item>
          <text:p text:style-name="P10">Entrar na pasta “scripts”:</text:p>
          <text:p text:style-name="P10"/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">cd /root/scripts</text:p>
          </table:table-cell>
        </table:table-row>
      </table:table>
      <text:list xml:id="list145500248270342" text:continue-numbering="true" text:style-name="L1">
        <text:list-header>
          <text:p text:style-name="P10"/>
        </text:list-header>
        <text:list-item>
          <text:p text:style-name="P10">Abrir uma shell Python:</text:p>
          <text:p text:style-name="P10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">python</text:p>
          </table:table-cell>
        </table:table-row>
      </table:table>
      <text:list xml:id="list145501761770676" text:continue-numbering="true" text:style-name="L1">
        <text:list-header>
          <text:p text:style-name="P10"/>
        </text:list-header>
        <text:list-item>
          <text:p text:style-name="P10">Importar bibliotecas “dac” e “adc”:</text:p>
          <text:p text:style-name="P10"/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">import dac</text:p>
            <text:p text:style-name="P1">import adc</text:p>
          </table:table-cell>
        </table:table-row>
      </table:table>
      <text:list xml:id="list145500047076158" text:continue-numbering="true" text:style-name="L1">
        <text:list-header>
          <text:p text:style-name="P10"/>
        </text:list-header>
        <text:list-item>
          <text:p text:style-name="P10">Inicialmente, deve ser feito uma configuração no DAC:</text:p>
          <text:p text:style-name="P10"/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5">dac.config()</text:p>
          </table:table-cell>
        </table:table-row>
      </table:table>
      <text:list xml:id="list145501897657723" text:continue-numbering="true" text:style-name="L1">
        <text:list-header>
          <text:p text:style-name="P10"/>
        </text:list-header>
        <text:list-item>
          <text:p text:style-name="P10">Para escrever um valor, <text:span text:style-name="T1">devemos usar a função “writeVolts” da biblioteca “dac”:</text:span></text:p>
          <text:p text:style-name="P11"/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5">dac.writeVolts(*value*)</text:p>
          </table:table-cell>
        </table:table-row>
      </table:table>
      <text:list xml:id="list145501227365861" text:continue-numbering="true" text:style-name="L1">
        <text:list-header>
          <text:p text:style-name="P11">Onde *<text:span text:style-name="T1">value* é um valor entre -10 e 10, sendo sua unidade de medida o Volt.</text:span></text:p>
          <text:p text:style-name="P11"/>
          <text:list>
            <text:list-header>
              <text:p text:style-name="P11"><text:span text:style-name="T1">Alternativamente, pode ser usada a função “write”, onde, ao invés de um valor em Volts, passamos como parâmetro o código em binário entre 0 e 262143</text:span><text:span text:style-name="T1"><draw:frame draw:style-name="fr1" draw:name="Object1" text:anchor-type="as-char" svg:y="-0.437cm" svg:width="1.558cm" svg:height="0.55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</text:list-header>
          </text:list>
          <text:p text:style-name="P11"/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5">dac.write(*value*)</text:p>
          </table:table-cell>
        </table:table-row>
      </table:table>
      <text:list xml:id="list145501532261073" text:continue-numbering="true" text:style-name="L1">
        <text:list-header>
          <text:p text:style-name="P11">Onde *<text:span text:style-name="T1">value* é um valor entre 0 e 262143.</text:span></text:p>
          <text:p text:style-name="P11"/>
        </text:list-header>
        <text:list-item>
          <text:p text:style-name="P15">Para ler um valor, devemos usar a função “read<text:span text:style-name="T3">Volts</text:span>”<text:span text:style-name="T1"> da biblioteca “adc”:</text:span></text:p>
        </text:list-item>
      </text:list>
      <text:p text:style-name="P3"/>
      <table:table table:name="Table8" table:style-name="Table8">
        <table:table-column table:style-name="Table8.A"/>
        <table:table-row>
          <table:table-cell table:style-name="Table8.A1" office:value-type="string">
            <text:p text:style-name="P6">a<text:span text:style-name="T2">d</text:span>c.<text:span text:style-name="T2">readVolts</text:span>()</text:p>
          </table:table-cell>
        </table:table-row>
      </table:table>
      <text:list xml:id="list145500830368641" text:continue-numbering="true" text:style-name="L1">
        <text:list-header>
          <text:p text:style-name="P12"/>
          <text:list>
            <text:list-header>
              <text:p text:style-name="P12"><text:span text:style-name="T1">Alternativamente, pode ser usada a função “read”, onde, ao invés de ler um valor em Volts, será retornado o código em binário entre 0 e 262143</text:span><text:span text:style-name="T1"><draw:frame draw:style-name="fr1" draw:name="Object2" text:anchor-type="as-char" svg:y="-0.437cm" svg:width="1.558cm" svg:height="0.55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header>
          </text:list>
        </text:list-header>
      </text:list>
      <text:p text:style-name="P2"/>
      <table:table table:name="Table9" table:style-name="Table9">
        <table:table-column table:style-name="Table9.A"/>
        <table:table-row>
          <table:table-cell table:style-name="Table9.A1" office:value-type="string">
            <text:p text:style-name="P7">adc.read()</text:p>
          </table:table-cell>
        </table:table-row>
      </table:table>
      <text:list xml:id="list145500584107433" text:continue-numbering="true" text:style-name="L1">
        <text:list-header>
          <text:p text:style-name="P12"/>
        </text:list-header>
      </text:list>
      <text:p text:style-name="P8">Controle, julho/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</meta:initial-creator>
    <meta:creation-date>2017-04-10T08:26:44.440123952</meta:creation-date>
    <dc:date>2017-08-29T14:54:59.905678119</dc:date>
    <dc:creator>Rafael </dc:creator>
    <meta:editing-duration>PT1H43M57S</meta:editing-duration>
    <meta:editing-cycles>41</meta:editing-cycles>
    <meta:generator>LibreOffice/5.0.6.2$Linux_X86_64 LibreOffice_project/00$Build-2</meta:generator>
    <meta:document-statistic meta:table-count="9" meta:image-count="0" meta:object-count="2" meta:page-count="1" meta:paragraph-count="26" meta:word-count="187" meta:character-count="1096" meta:non-whitespace-character-count="943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p>
            <mn>2</mn>
            <mn>18</mn>
          </msup>
          <mo stretchy="false">−</mo>
          <mn>1</mn>
        </mrow>
      </mrow>
      <mo fence="true" stretchy="false">)</mo>
    </mrow>
    <annotation encoding="StarMath 5.0">(2^{18}-1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p>
            <mn>2</mn>
            <mn>18</mn>
          </msup>
          <mo stretchy="false">−</mo>
          <mn>1</mn>
        </mrow>
      </mrow>
      <mo fence="true" stretchy="false">)</mo>
    </mrow>
    <annotation encoding="StarMath 5.0">(2^{18}-1)</annotation>
  </semantics>
</math>
</file>